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Palatino Linotype" svg:font-family="'Palatino Linotype'"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101cm" fo:text-align="justify" style:justify-single-word="false" fo:text-indent="2.499cm" style:auto-text-indent="false"/>
      <style:text-properties fo:language="pt" fo:country="BR" officeooo:paragraph-rsid="00154450"/>
    </style:style>
    <style:style style:name="P2" style:family="paragraph" style:parent-style-name="Standard">
      <style:paragraph-properties fo:margin-left="0cm" fo:margin-right="0cm" fo:line-height="100%" fo:text-align="justify" style:justify-single-word="false" fo:text-indent="2.499cm" style:auto-text-indent="false"/>
      <style:text-properties style:font-name="Times New Roman1" fo:font-size="12pt" fo:language="pt" fo:country="BR" officeooo:paragraph-rsid="00154450" style:font-size-asian="12pt" style:font-size-complex="12pt"/>
    </style:style>
    <style:style style:name="P3" style:family="paragraph" style:parent-style-name="Text_20_body">
      <style:paragraph-properties fo:text-align="justify" style:justify-single-word="false"/>
      <style:text-properties style:font-name="Times New Roman1" fo:font-size="12pt" officeooo:paragraph-rsid="0018b592" style:font-size-asian="12pt" style:font-size-complex="12pt"/>
    </style:style>
    <style:style style:name="P4" style:family="paragraph" style:parent-style-name="Text_20_body">
      <style:text-properties fo:language="pt" fo:country="BR"/>
    </style:style>
    <style:style style:name="P5" style:family="paragraph" style:parent-style-name="Text_20_body">
      <style:paragraph-properties fo:margin-left="1.058cm" fo:margin-right="0cm" fo:text-align="justify" style:justify-single-word="false" fo:text-indent="0cm" style:auto-text-indent="false"/>
      <style:text-properties style:font-name="Times New Roman1" fo:font-size="12pt" officeooo:paragraph-rsid="0018b592" style:font-size-asian="12pt" style:font-size-complex="12pt"/>
    </style:style>
    <style:style style:name="P6" style:family="paragraph" style:parent-style-name="Text_20_body">
      <style:paragraph-properties fo:margin-left="0cm" fo:margin-right="-0.101cm" fo:text-align="justify" style:justify-single-word="false" fo:text-indent="2.499cm" style:auto-text-indent="false"/>
      <style:text-properties fo:font-size="10.5pt" officeooo:paragraph-rsid="00154450"/>
    </style:style>
    <style:style style:name="P7" style:family="paragraph" style:parent-style-name="Text_20_body">
      <style:paragraph-properties fo:margin-left="0cm" fo:margin-right="0cm" fo:line-height="100%" fo:text-align="justify" style:justify-single-word="false" fo:text-indent="2.499cm" style:auto-text-indent="false"/>
      <style:text-properties style:font-name="Times New Roman1" fo:font-size="12pt" fo:language="pt" fo:country="BR" officeooo:paragraph-rsid="0018b592" style:font-size-asian="12pt" style:font-size-complex="12pt"/>
    </style:style>
    <style:style style:name="P8" style:family="paragraph" style:parent-style-name="aurdiência">
      <style:paragraph-properties fo:margin-left="0cm" fo:margin-right="0cm" fo:line-height="100%" fo:text-indent="2.499cm" style:auto-text-indent="false"/>
      <style:text-properties fo:color="#000000" style:font-name="Times New Roman1" fo:font-size="12pt" fo:language="pt" fo:country="BR" officeooo:paragraph-rsid="001a5b9e" style:font-size-asian="12pt" style:font-size-complex="12pt"/>
    </style:style>
    <style:style style:name="P9" style:family="paragraph" style:parent-style-name="aurdiência">
      <style:paragraph-properties fo:margin-left="0cm" fo:margin-right="0cm" fo:line-height="100%" fo:text-indent="2.499cm" style:auto-text-indent="false"/>
      <style:text-properties style:font-name="Times New Roman1" fo:font-size="12pt" fo:language="pt" fo:country="BR" officeooo:paragraph-rsid="00154450" style:font-size-asian="12pt" style:font-size-complex="12pt"/>
    </style:style>
    <style:style style:name="P10" style:family="paragraph" style:parent-style-name="aurdiência">
      <style:paragraph-properties fo:margin-left="0cm" fo:margin-right="0cm" fo:line-height="100%" fo:text-align="justify" style:justify-single-word="false" fo:text-indent="2.499cm" style:auto-text-indent="false"/>
      <style:text-properties style:font-name="Times New Roman1" fo:font-size="12pt" fo:language="pt" fo:country="BR" officeooo:paragraph-rsid="00154450" style:font-size-asian="12pt" style:font-size-complex="12pt"/>
    </style:style>
    <style:style style:name="P11" style:family="paragraph" style:parent-style-name="aurdiência">
      <style:paragraph-properties fo:margin-left="0cm" fo:margin-right="0cm" fo:line-height="100%" fo:text-indent="2.499cm" style:auto-text-indent="false"/>
      <style:text-properties style:font-name="Times New Roman1" fo:font-size="12pt" fo:language="pt" fo:country="BR" officeooo:rsid="001602e8" officeooo:paragraph-rsid="001602e8" style:font-size-asian="12pt" style:font-size-complex="12pt"/>
    </style:style>
    <style:style style:name="P12" style:family="paragraph" style:parent-style-name="aurdiência">
      <style:paragraph-properties fo:margin-left="0cm" fo:margin-right="0cm" fo:line-height="100%" fo:text-indent="2.499cm" style:auto-text-indent="false"/>
      <style:text-properties style:font-name="Times New Roman1" fo:font-size="12pt" fo:language="pt" fo:country="BR" officeooo:rsid="00178b95" officeooo:paragraph-rsid="00178b95" style:font-size-asian="12pt" style:font-size-complex="12pt"/>
    </style:style>
    <style:style style:name="P13" style:family="paragraph" style:parent-style-name="Texto_20_em_20_bloco">
      <style:paragraph-properties fo:margin-left="0cm" fo:margin-right="-0.252cm" fo:text-indent="2.499cm" style:auto-text-indent="false"/>
      <style:text-properties style:font-name="Times New Roman1" fo:font-size="12pt" fo:language="pt" fo:country="BR" officeooo:paragraph-rsid="001a5b9e" style:font-size-asian="12pt" style:font-size-complex="12pt"/>
    </style:style>
    <style:style style:name="P14" style:family="paragraph" style:parent-style-name="Texto_20_em_20_bloco">
      <style:paragraph-properties fo:margin-left="0cm" fo:margin-right="-0.252cm" fo:text-indent="2.499cm" style:auto-text-indent="false"/>
      <style:text-properties style:font-name="Times New Roman1" fo:font-size="12pt" fo:language="pt" fo:country="BR" officeooo:rsid="001a5b9e" officeooo:paragraph-rsid="001a5b9e" style:font-size-asian="12pt" style:font-size-complex="12pt"/>
    </style:style>
    <style:style style:name="P15" style:family="paragraph" style:parent-style-name="Texto_20_em_20_bloco">
      <style:paragraph-properties fo:margin-left="0cm" fo:margin-right="-0.252cm" fo:text-align="justify" style:justify-single-word="false" fo:text-indent="2.499cm" style:auto-text-indent="false"/>
      <style:text-properties style:font-name="Times New Roman1" fo:font-size="12pt" fo:language="pt" fo:country="BR" officeooo:paragraph-rsid="001a5b9e" style:font-size-asian="12pt" style:font-size-complex="12pt"/>
    </style:style>
    <style:style style:name="T1" style:family="text">
      <style:text-properties style:font-name="Times New Roman"/>
    </style:style>
    <style:style style:name="T2" style:family="text">
      <style:text-properties style:font-name="Times New Roman" fo:font-size="11.5pt" style:font-size-asian="11.5pt"/>
    </style:style>
    <style:style style:name="T3" style:family="text">
      <style:text-properties style:font-name="Times New Roman" officeooo:rsid="00154450"/>
    </style:style>
    <style:style style:name="T4" style:family="text">
      <style:text-properties fo:color="#000000"/>
    </style:style>
    <style:style style:name="T5" style:family="text">
      <style:text-properties fo:color="#000000" style:font-name="Times New Roman"/>
    </style:style>
    <style:style style:name="T6" style:family="text">
      <style:text-properties fo:color="#000000" style:font-name="Times New Roman" officeooo:rsid="00154450"/>
    </style:style>
    <style:style style:name="T7" style:family="text">
      <style:text-properties fo:color="#000000" officeooo:rsid="00154450"/>
    </style:style>
    <style:style style:name="T8" style:family="text">
      <style:text-properties officeooo:rsid="00154450"/>
    </style:style>
    <style:style style:name="T9" style:family="text">
      <style:text-properties fo:font-size="10.5pt"/>
    </style:style>
    <style:style style:name="T10" style:family="text">
      <style:text-properties fo:font-size="10.5pt" officeooo:rsid="0018b592"/>
    </style:style>
    <style:style style:name="T11" style:family="text">
      <style:text-properties officeooo:rsid="00178b95"/>
    </style:style>
    <style:style style:name="T12" style:family="text">
      <style:text-properties officeooo:rsid="0018b592"/>
    </style:style>
    <style:style style:name="T13" style:family="text">
      <style:text-properties officeooo:rsid="001a5b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MATHEUS AUGUSTO DA CÂMARA PEREIRA</text:span>, condenado a <text:span text:style-name="T8">seis</text:span> anos e quatro meses de reclusão, <text:span text:style-name="T8">atualmente</text:span> em regime <text:span text:style-name="T8">fechado</text:span>, foi<text:span text:style-name="T4"> punido disciplinarmente pelo Conselho Disciplinar do Complexo Penal João Chaves, por prática de FALTA GRAVE, em razão de no dia </text:span><text:span text:style-name="T7">16/08/2019</text:span><text:span text:style-name="T4"> ter sido flagrado com um aparelho de telefone celular dentro de sua cela (</text:span><text:span text:style-name="T7">evento 39.1</text:span><text:span text:style-name="T4">).</text:span></text:p>
      <text:p text:style-name="P9">O Ministério Público <text:span text:style-name="T13">juntou parecer</text:span> <text:span text:style-name="T13">requerendo</text:span> <text:span text:style-name="T8">designação de audiência de justificação e que este Juízo autorize a extração de dados dos aparelhos apreendidos</text:span> (<text:span text:style-name="T8">evento 42.1</text:span>).</text:p>
      <text:p text:style-name="P11">Oportunizado ao apenado justificar-se, alegou que tem conhecimento de que está sendo acusado por novo crime, <text:span text:style-name="T11">mas que ainda não havia sido citado</text:span>, bem como <text:span text:style-name="T13">que </text:span>está preso desde 11/09/2017 e não 14/09/2017. Ademais, confirma o depoimento prestado em sindicância (evento 46.1).</text:p>
      <text:p text:style-name="P11">Opinou o Ministério Público pelo reconhecimento da falta grave, enquanto que a defesa pediu a retificação da GEP, <text:span text:style-name="T11">observando-se que ainda não foi decidida a outra falta grave relativa à audiência do evento 37 (evento 46.1).</text:span></text:p>
      <text:p text:style-name="P12">Acrescento ao relatório que, <text:span text:style-name="T12">consoante certidão ao evento 50.1,</text:span> o apenado responde à ação penal nº 0100926-29.2018.8.20.0162, em trâmite na Vara Única da Comarca de Extremoz, cujo crime foi supostamente praticado em 27/08/2017, tendo sido recebida a denúncia em <text:span text:style-name="T12">30/09/2018,</text:span> tratando-se da falta grave mencionada pela defesa na audiência de justificação ao evento 46.1.</text:p>
      <text:p text:style-name="P9"><text:s/>Relatados.</text:p>
      <text:p text:style-name="P3">A situação relatada nestes autos encontra-se exposta no art. 118, primeira parte, da Lei nº 7210/84, como causa impositiva de regressão de regime de cumprimento de pena privativa de liberdade, e sobre a qual decidiu a Suprema Corte não ser necessário que o crime doloso tenha sido objeto de sentença condenatória transitada em julgado.<text:line-break/>Afinal, "a prática de 'fato definido como crime doloso', para fins de aplicação da sanção administrativa da regressão, não depende de trânsito em julgado da ação penal respectiva" (HC 93782, Relator(a): Min. RICARDO LEWANDOWSKI, Primeira Turma, j. em 16/09/2008).<text:line-break/>Nesse sentido também dispõe a Súmula do Superior Tribunal de Justiça:</text:p>
      <text:p text:style-name="P5">O reconhecimento de falta grave decorrente do cometimento de fato definido como crime doloso no cumprimento da pena prescinde do trânsito em julgado de sentença penal condenatória no processo penal instaurado para apuração do fato. (Verbete 526, aprovado pela 3ª Seção em 13/05/2015).</text:p>
      <text:p text:style-name="P7">É o caso, pois foi o apenado denunciado pelo suposto novo crime <text:span text:style-name="T12">cometido em 27/08/2018</text:span>.</text:p>
      <text:p text:style-name="P10"><text:span text:style-name="T12">Outrossim, relativamente ao Inquérito Disciplinar nº 34/2019, c</text:span>om razão o Ministério Público, pois cumprindo o apenado pena privativa de liberdade em regime <text:span text:style-name="T12">fechado</text:span>, <text:span text:style-name="T12">fez uso de</text:span> aparelho telefônico, permitindo a comunicação com o ambiente externo, o que constitui falta grave, conforme a inteligência do art. 50, inciso VII, da Lei nº 7.210/84, impondo-se a regressão de regime, nos termos do inciso I do art. 118 da mesma norma.</text:p>
      <text:p text:style-name="P8">Isto posto, <text:span text:style-name="T12">em que pese o apenado estar cumprindo pena no regime</text:span> fechado, <text:span text:style-name="T12">homologo as faltas graves cometidas nos dias 27/08/2017, quanto ao novo crime, e 16/08/2019, quanto à utilização de telefone celular dentro do presídio; e considero perdido um quinto do tempo já remido e o que viesse a ser até a data da falta grave, dada a atenuante da confissão</text:span>.</text:p>
      <text:p text:style-name="P13">P.<text:span text:style-name="T13">R.</text:span>I. <text:span text:style-name="T13">A</text:span>tualize-se a guia de execução penal, <text:span text:style-name="T13">revisando, inclusive, a data correta de recaptura do apenado, tendo em vista o alegado em audiência de justificação</text:span>. </text:p>
      <text:p text:style-name="P14">Intime-se o Ministério Público para que justifique o requerimento de autorização de quebra de sigilo dos aparelhos telefônicos apreendidos, haja vista que este Juízo, em regra, não possui competência para tal diligência.</text:p>
      <text:p text:style-name="P15">Cópia desta decisão servirá como ofício dando ciência  ao estabelecimento prisional de seus termos.</text:p>
      <text:p text:style-name="P1"><text:soft-page-break/><text:span text:style-name="T1"/></text:p>
      <text:p text:style-name="P6"><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Palatino Linotype" svg:font-family="'Palatino Linotype'"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aurdiência" style:family="paragraph" style:default-outline-level="">
      <style:paragraph-properties fo:margin-left="0cm" fo:margin-right="0cm" fo:margin-top="0cm" fo:margin-bottom="0cm" loext:contextual-spacing="false" fo:text-align="justify" style:justify-single-word="false" fo:orphans="2" fo:widows="2" fo:text-indent="0cm" style:auto-text-indent="false" style:writing-mode="lr-tb"/>
      <style:text-properties style:font-name="Times New Roman" fo:font-family="'Times New Roman'" style:font-family-generic="roman" fo:font-size="12pt" style:font-name-asian="Palatino Linotype" style:font-family-asian="'Palatino Linotype'" style:font-family-generic-asian="system" style:font-pitch-asian="variable" style:font-size-asian="12pt" style:font-name-complex="Arial" style:font-family-complex="Arial" style:font-family-generic-complex="system" style:font-pitch-complex="variable" style:font-size-complex="12pt"/>
    </style:style>
    <style:style style:name="Texto_20_em_20_bloco" style:display-name="Texto em bloco" style:family="paragraph" style:parent-style-name="Standard" style:default-outline-level="">
      <style:paragraph-properties fo:margin-left="1.501cm" fo:margin-right="-1.413cm" fo:margin-top="0cm" fo:margin-bottom="0cm" loext:contextual-spacing="false" fo:text-align="justify" style:justify-single-word="false" fo:text-indent="2cm" style:auto-text-indent="false"/>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15:06:22.866000000</meta:creation-date>
    <dc:date>2019-12-16T15:59:21.418000000</dc:date>
    <meta:editing-duration>PT1M17S</meta:editing-duration>
    <meta:editing-cycles>1</meta:editing-cycles>
    <meta:document-statistic meta:table-count="0" meta:image-count="0" meta:object-count="0" meta:page-count="2" meta:paragraph-count="14" meta:word-count="576" meta:character-count="3697" meta:non-whitespace-character-count="3132"/>
    <meta:generator>LibreOffice/6.0.3.2$Windows_X86_64 LibreOffice_project/8f48d515416608e3a835360314dac7e47fd0b821</meta:generator>
  </office:meta>
</office:document-meta>
</file>